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6.32304382" calcext:value-type="float">
            <text:p>66,32304382</text:p>
          </table:table-cell>
          <table:table-cell office:value-type="float" office:value="6.554387957E-027" calcext:value-type="float">
            <text:p>6,55E-027</text:p>
          </table:table-cell>
          <table:table-cell office:value-type="float" office:value="4.475919247" calcext:value-type="float">
            <text:p>4,475919247</text:p>
          </table:table-cell>
          <table:table-cell table:style-name="ce2" table:formula="of:=([.E3]-[.E2])/[.E2]" office:value-type="float" office:value="0.00103882486499415" calcext:value-type="float">
            <text:p>0,001038824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677" calcext:value-type="float">
            <text:p>142677</text:p>
          </table:table-cell>
          <table:table-cell office:value-type="float" office:value="72.06481934" calcext:value-type="float">
            <text:p>72,06481934</text:p>
          </table:table-cell>
          <table:table-cell office:value-type="float" office:value="1.197304436E-020" calcext:value-type="float">
            <text:p>1,20E-020</text:p>
          </table:table-cell>
          <table:table-cell office:value-type="float" office:value="3.066712379" calcext:value-type="float">
            <text:p>3,06671237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677" calcext:value-type="float">
            <text:p>142677</text:p>
          </table:table-cell>
          <table:table-cell office:value-type="float" office:value="73.84856415" calcext:value-type="float">
            <text:p>73,84856415</text:p>
          </table:table-cell>
          <table:table-cell office:value-type="float" office:value="1.184586453E-020" calcext:value-type="float">
            <text:p>1,18E-020</text:p>
          </table:table-cell>
          <table:table-cell office:value-type="float" office:value="3.06866312" calcext:value-type="float">
            <text:p>3,06866312</text:p>
          </table:table-cell>
          <table:table-cell table:formula="of:=([.E5]-[.E4])/[.E4]" office:value-type="float" office:value="0.000636101713795548" calcext:value-type="float">
            <text:p>0,00063610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3061" calcext:value-type="float">
            <text:p>143061</text:p>
          </table:table-cell>
          <table:table-cell office:value-type="float" office:value="74.66589355" calcext:value-type="float">
            <text:p>74,66589355</text:p>
          </table:table-cell>
          <table:table-cell office:value-type="float" office:value="9.491059595E-018" calcext:value-type="float">
            <text:p>9,49E-018</text:p>
          </table:table-cell>
          <table:table-cell office:value-type="float" office:value="2.459200621" calcext:value-type="float">
            <text:p>2,45920062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3061" calcext:value-type="float">
            <text:p>143061</text:p>
          </table:table-cell>
          <table:table-cell office:value-type="float" office:value="80.53179169" calcext:value-type="float">
            <text:p>80,53179169</text:p>
          </table:table-cell>
          <table:table-cell office:value-type="float" office:value="1.004862979E-017" calcext:value-type="float">
            <text:p>1,00E-017</text:p>
          </table:table-cell>
          <table:table-cell office:value-type="float" office:value="2.461810112" calcext:value-type="float">
            <text:p>2,461810112</text:p>
          </table:table-cell>
          <table:table-cell table:style-name="ce3" table:formula="of:=([.E7]-[.E6])/[.E6]" office:value-type="float" office:value="0.00106111350888452" calcext:value-type="float">
            <text:p>0,001061113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3624" calcext:value-type="float">
            <text:p>143624</text:p>
          </table:table-cell>
          <table:table-cell office:value-type="float" office:value="80.7526474" calcext:value-type="float">
            <text:p>80,7526474</text:p>
          </table:table-cell>
          <table:table-cell office:value-type="float" office:value="1.558998974E-015" calcext:value-type="float">
            <text:p>1,56E-015</text:p>
          </table:table-cell>
          <table:table-cell office:value-type="float" office:value="2.095334053" calcext:value-type="float">
            <text:p>2,09533405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3624" calcext:value-type="float">
            <text:p>143624</text:p>
          </table:table-cell>
          <table:table-cell office:value-type="float" office:value="82.44859314" calcext:value-type="float">
            <text:p>82,44859314</text:p>
          </table:table-cell>
          <table:table-cell office:value-type="float" office:value="1.648816653E-015" calcext:value-type="float">
            <text:p>1,65E-015</text:p>
          </table:table-cell>
          <table:table-cell office:value-type="float" office:value="2.095776796" calcext:value-type="float">
            <text:p>2,095776796</text:p>
          </table:table-cell>
          <table:table-cell table:style-name="ce3" table:formula="of:=([.E9]-[.E8])/[.E8]" office:value-type="float" office:value="0.000211299481992336" calcext:value-type="float">
            <text:p>0,000211299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750" calcext:value-type="float">
            <text:p>143750</text:p>
          </table:table-cell>
          <table:table-cell office:value-type="float" office:value="82.55115509" calcext:value-type="float">
            <text:p>82,55115509</text:p>
          </table:table-cell>
          <table:table-cell office:value-type="float" office:value="0.0000000000001207282158" calcext:value-type="float">
            <text:p>1,21E-013</text:p>
          </table:table-cell>
          <table:table-cell office:value-type="float" office:value="1.841911674" calcext:value-type="float">
            <text:p>1,84191167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750" calcext:value-type="float">
            <text:p>143750</text:p>
          </table:table-cell>
          <table:table-cell office:value-type="float" office:value="85.43838501" calcext:value-type="float">
            <text:p>85,43838501</text:p>
          </table:table-cell>
          <table:table-cell office:value-type="float" office:value="0.0000000000001309892814" calcext:value-type="float">
            <text:p>1,31E-013</text:p>
          </table:table-cell>
          <table:table-cell office:value-type="float" office:value="1.842500687" calcext:value-type="float">
            <text:p>1,842500687</text:p>
          </table:table-cell>
          <table:table-cell table:style-name="ce3" table:formula="of:=([.E11]-[.E10])/[.E10]" office:value-type="float" office:value="0.000319783520737997" calcext:value-type="float">
            <text:p>0,000319783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4036" calcext:value-type="float">
            <text:p>144036</text:p>
          </table:table-cell>
          <table:table-cell office:value-type="float" office:value="85.48648071" calcext:value-type="float">
            <text:p>85,48648071</text:p>
          </table:table-cell>
          <table:table-cell office:value-type="float" office:value="0.000000000003516874942" calcext:value-type="float">
            <text:p>3,52E-012</text:p>
          </table:table-cell>
          <table:table-cell office:value-type="float" office:value="1.653860092" calcext:value-type="float">
            <text:p>1,65386009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4036" calcext:value-type="float">
            <text:p>144036</text:p>
          </table:table-cell>
          <table:table-cell office:value-type="float" office:value="87.94017029" calcext:value-type="float">
            <text:p>87,94017029</text:p>
          </table:table-cell>
          <table:table-cell office:value-type="float" office:value="0.000000000001112801908" calcext:value-type="float">
            <text:p>1,11E-012</text:p>
          </table:table-cell>
          <table:table-cell office:value-type="float" office:value="1.654250264" calcext:value-type="float">
            <text:p>1,654250264</text:p>
          </table:table-cell>
          <table:table-cell table:formula="of:=([.E13]-[.E12])/[.E12]" office:value-type="float" office:value="0.000235915965254534" calcext:value-type="float">
            <text:p>0,0002359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4276" calcext:value-type="float">
            <text:p>144276</text:p>
          </table:table-cell>
          <table:table-cell office:value-type="float" office:value="87.96702576" calcext:value-type="float">
            <text:p>87,96702576</text:p>
          </table:table-cell>
          <table:table-cell office:value-type="float" office:value="0.00000000006079300258" calcext:value-type="float">
            <text:p>6,08E-011</text:p>
          </table:table-cell>
          <table:table-cell office:value-type="float" office:value="1.505171776" calcext:value-type="float">
            <text:p>1,50517177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4276" calcext:value-type="float">
            <text:p>144276</text:p>
          </table:table-cell>
          <table:table-cell office:value-type="float" office:value="90.17163849" calcext:value-type="float">
            <text:p>90,17163849</text:p>
          </table:table-cell>
          <table:table-cell office:value-type="float" office:value="0.00000000006460911667" calcext:value-type="float">
            <text:p>6,46E-011</text:p>
          </table:table-cell>
          <table:table-cell office:value-type="float" office:value="1.505480051" calcext:value-type="float">
            <text:p>1,505480051</text:p>
          </table:table-cell>
          <table:table-cell table:formula="of:=([.E15]-[.E14])/[.E14]" office:value-type="float" office:value="0.000204810510611169" calcext:value-type="float">
            <text:p>0,00020481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4437" calcext:value-type="float">
            <text:p>144437</text:p>
          </table:table-cell>
          <table:table-cell office:value-type="float" office:value="88.24848938" calcext:value-type="float">
            <text:p>88,24848938</text:p>
          </table:table-cell>
          <table:table-cell office:value-type="float" office:value="0.00000000009319113536" calcext:value-type="float">
            <text:p>9,32E-011</text:p>
          </table:table-cell>
          <table:table-cell office:value-type="float" office:value="1.383912086" calcext:value-type="float">
            <text:p>1,38391208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4437" calcext:value-type="float">
            <text:p>144437</text:p>
          </table:table-cell>
          <table:table-cell office:value-type="float" office:value="91.62807465" calcext:value-type="float">
            <text:p>91,62807465</text:p>
          </table:table-cell>
          <table:table-cell office:value-type="float" office:value="0.00000000008127111484" calcext:value-type="float">
            <text:p>8,13E-011</text:p>
          </table:table-cell>
          <table:table-cell office:value-type="float" office:value="1.384423614" calcext:value-type="float">
            <text:p>1,384423614</text:p>
          </table:table-cell>
          <table:table-cell table:formula="of:=([.E17]-[.E16])/[.E16]" office:value-type="float" office:value="0.000369624635245865" calcext:value-type="float">
            <text:p>0,000369624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4787" calcext:value-type="float">
            <text:p>144787</text:p>
          </table:table-cell>
          <table:table-cell office:value-type="float" office:value="91.6309433" calcext:value-type="float">
            <text:p>91,6309433</text:p>
          </table:table-cell>
          <table:table-cell office:value-type="float" office:value="0.00000000136362488" calcext:value-type="float">
            <text:p>1,36E-009</text:p>
          </table:table-cell>
          <table:table-cell office:value-type="float" office:value="1.282519937" calcext:value-type="float">
            <text:p>1,282519937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4787" calcext:value-type="float">
            <text:p>144787</text:p>
          </table:table-cell>
          <table:table-cell office:value-type="float" office:value="94.37878418" calcext:value-type="float">
            <text:p>94,37878418</text:p>
          </table:table-cell>
          <table:table-cell office:value-type="float" office:value="0.0000000016545324" calcext:value-type="float">
            <text:p>1,65E-009</text:p>
          </table:table-cell>
          <table:table-cell office:value-type="float" office:value="1.283012152" calcext:value-type="float">
            <text:p>1,283012152</text:p>
          </table:table-cell>
          <table:table-cell table:style-name="ce3" table:formula="of:=([.E19]-[.E18])/[.E18]" office:value-type="float" office:value="0.000383787406183583" calcext:value-type="float">
            <text:p>0,00038378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5128" calcext:value-type="float">
            <text:p>145128</text:p>
          </table:table-cell>
          <table:table-cell office:value-type="float" office:value="94.37949371" calcext:value-type="float">
            <text:p>94,37949371</text:p>
          </table:table-cell>
          <table:table-cell office:value-type="float" office:value="0.00000000004657125033" calcext:value-type="float">
            <text:p>4,66E-011</text:p>
          </table:table-cell>
          <table:table-cell office:value-type="float" office:value="1.195008874" calcext:value-type="float">
            <text:p>1,19500887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5128" calcext:value-type="float">
            <text:p>145128</text:p>
          </table:table-cell>
          <table:table-cell office:value-type="float" office:value="95.81045532" calcext:value-type="float">
            <text:p>95,81045532</text:p>
          </table:table-cell>
          <table:table-cell office:value-type="float" office:value="0.000000004325058978" calcext:value-type="float">
            <text:p>4,33E-009</text:p>
          </table:table-cell>
          <table:table-cell office:value-type="float" office:value="1.195316315" calcext:value-type="float">
            <text:p>1,195316315</text:p>
          </table:table-cell>
          <table:table-cell table:style-name="ce3" table:formula="of:=([.E21]-[.E20])/[.E20]" office:value-type="float" office:value="0.000257270892868623" calcext:value-type="float">
            <text:p>0,000257270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5352" calcext:value-type="float">
            <text:p>145352</text:p>
          </table:table-cell>
          <table:table-cell office:value-type="float" office:value="95.81039429" calcext:value-type="float">
            <text:p>95,81039429</text:p>
          </table:table-cell>
          <table:table-cell office:value-type="float" office:value="0.00000009791525457" calcext:value-type="float">
            <text:p>9,79E-008</text:p>
          </table:table-cell>
          <table:table-cell office:value-type="float" office:value="1.118705034" calcext:value-type="float">
            <text:p>1,11870503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471853250056832" calcext:value-type="float">
            <text:p>0,00047185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1:34:45.417352350</dc:date>
    <meta:document-statistic meta:table-count="1" meta:cell-count="121" meta:object-count="0"/>
    <meta:generator>LibreOffice/4.1.4.2$Linux_X86_64 LibreOffice_project/410m0$Build-2</meta:generator>
  </office:meta>
</office:document-meta>
</file>